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0.7813in"/>
    </style:style>
    <style:style style:name="Table3.B" style:family="table-column">
      <style:table-column-properties style:column-width="5.9688in"/>
    </style:style>
    <style:style style:name="Table3.A1" style:family="table-cell">
      <style:table-cell-properties style:vertical-align="top" fo:padding="0.0694in" fo:border="0.25pt solid #000000"/>
    </style:style>
    <style:style style:name="Table3.B2" style:family="table-cell">
      <style:table-cell-properties style:vertical-align="top" fo:background-color="#cccccc" fo:padding="0.0694in" fo:border="0.25pt solid #000000">
        <style:background-image/>
      </style:table-cell-properties>
    </style:style>
    <style:style style:name="Table4" style:family="table">
      <style:table-properties style:width="6.925in" fo:margin-left="0in" table:align="left" style:writing-mode="lr-tb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A4" style:family="table-cell">
      <style:table-cell-properties style:vertical-align="top" fo:padding="0.0694in" fo:border="1pt solid #000000"/>
    </style:style>
    <style:style style:name="Table5" style:family="table">
      <style:table-properties style:width="6.75in" fo:margin-left="0in" table:align="left" style:writing-mode="lr-tb"/>
    </style:style>
    <style:style style:name="Table5.A" style:family="table-column">
      <style:table-column-properties style:column-width="0.7813in"/>
    </style:style>
    <style:style style:name="Table5.B" style:family="table-column">
      <style:table-column-properties style:column-width="5.9688in"/>
    </style:style>
    <style:style style:name="Table5.A1" style:family="table-cell">
      <style:table-cell-properties style:vertical-align="top" fo:padding="0.0694in" fo:border="0.25pt solid #000000"/>
    </style:style>
    <style:style style:name="Table5.B2" style:family="table-cell">
      <style:table-cell-properties style:vertical-align="top" fo:background-color="#cccccc" fo:padding="0.0694in" fo:border="0.25pt solid #000000">
        <style:background-image/>
      </style:table-cell-properties>
    </style:style>
    <style:style style:name="Table6" style:family="table">
      <style:table-properties style:width="6.925in" fo:margin-left="0in" table:align="left" style:writing-mode="lr-tb"/>
    </style:style>
    <style:style style:name="Table6.A" style:family="table-column">
      <style:table-column-properties style:column-width="6.925in"/>
    </style:style>
    <style:style style:name="Table6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6.A2" style:family="table-cell">
      <style:table-cell-properties style:vertical-align="top" fo:padding="0.0694in" fo:border="1pt solid #000000"/>
    </style:style>
    <style:style style:name="Table6.A4" style:family="table-cell">
      <style:table-cell-properties style:vertical-align="top" fo:padding="0.0694in" fo:border="1pt solid #000000"/>
    </style:style>
    <style:style style:name="Table7" style:family="table">
      <style:table-properties style:width="6.5in" fo:margin-left="0in" table:align="left" style:writing-mode="lr-tb"/>
    </style:style>
    <style:style style:name="Table7.A" style:family="table-column">
      <style:table-column-properties style:column-width="1.5417in"/>
    </style:style>
    <style:style style:name="Table7.C" style:family="table-column">
      <style:table-column-properties style:column-width="1.0417in"/>
    </style:style>
    <style:style style:name="Table7.D" style:family="table-column">
      <style:table-column-properties style:column-width="1.1458in"/>
    </style:style>
    <style:style style:name="Table7.E" style:family="table-column">
      <style:table-column-properties style:column-width="1.2292in"/>
    </style:style>
    <style:style style:name="Table7.A1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Table7.A2" style:family="table-cell">
      <style:table-cell-properties style:vertical-align="top" fo:padding="0.0694in" fo:border="1pt solid #000000"/>
    </style:style>
    <style:style style:name="Table7.B2" style:family="table-cell">
      <style:table-cell-properties style:vertical-align="top" fo:padding="0.0694in" fo:border="1pt solid #000000"/>
    </style:style>
    <style:style style:name="Table7.C2" style:family="table-cell">
      <style:table-cell-properties style:vertical-align="top" fo:padding="0.0694in" fo:border="1pt solid #000000"/>
    </style:style>
    <style:style style:name="Table7.D2" style:family="table-cell">
      <style:table-cell-properties style:vertical-align="top" fo:padding="0.0694in" fo:border="1pt solid #000000"/>
    </style:style>
    <style:style style:name="Table7.E2" style:family="table-cell">
      <style:table-cell-properties style:vertical-align="top" fo:padding="0.0694in" fo:border="1pt solid #000000"/>
    </style:style>
    <style:style style:name="Table7.A3" style:family="table-cell">
      <style:table-cell-properties style:vertical-align="top" fo:padding="0.0694in" fo:border="1pt solid #000000"/>
    </style:style>
    <style:style style:name="Table7.A4" style:family="table-cell">
      <style:table-cell-properties style:vertical-align="top" fo:padding="0.0694in" fo:border="1pt solid #000000"/>
    </style:style>
    <style:style style:name="Table7.B4" style:family="table-cell">
      <style:table-cell-properties style:vertical-align="top" fo:padding="0.0694in" fo:border="1pt solid #000000"/>
    </style:style>
    <style:style style:name="Table7.C4" style:family="table-cell">
      <style:table-cell-properties style:vertical-align="top" fo:padding="0.0694in" fo:border="1pt solid #000000"/>
    </style:style>
    <style:style style:name="Table7.D4" style:family="table-cell">
      <style:table-cell-properties style:vertical-align="top" fo:padding="0.0694in" fo:border="1pt solid #000000"/>
    </style:style>
    <style:style style:name="Table7.E4" style:family="table-cell">
      <style:table-cell-properties style:vertical-align="top" fo:padding="0.0694in" fo:border="1pt solid #000000"/>
    </style:style>
    <style:style style:name="Table8" style:family="table">
      <style:table-properties style:width="6.4896in" fo:margin-left="0in" table:align="left" style:writing-mode="lr-tb"/>
    </style:style>
    <style:style style:name="Table8.A" style:family="table-column">
      <style:table-column-properties style:column-width="1.5938in"/>
    </style:style>
    <style:style style:name="Table8.B" style:family="table-column">
      <style:table-column-properties style:column-width="1.5313in"/>
    </style:style>
    <style:style style:name="Table8.C" style:family="table-column">
      <style:table-column-properties style:column-width="1.0417in"/>
    </style:style>
    <style:style style:name="Table8.D" style:family="table-column">
      <style:table-column-properties style:column-width="1.1771in"/>
    </style:style>
    <style:style style:name="Table8.E" style:family="table-column">
      <style:table-column-properties style:column-width="1.1458in"/>
    </style:style>
    <style:style style:name="Table8.A1" style:family="table-cell">
      <style:table-cell-properties style:vertical-align="top" fo:background-color="#00ff00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B2" style:family="table-cell">
      <style:table-cell-properties style:vertical-align="top" fo:padding="0.0694in" fo:border="1pt solid #000000"/>
    </style:style>
    <style:style style:name="Table8.C2" style:family="table-cell">
      <style:table-cell-properties style:vertical-align="top" fo:padding="0.0694in" fo:border="1pt solid #000000"/>
    </style:style>
    <style:style style:name="Table8.D2" style:family="table-cell">
      <style:table-cell-properties style:vertical-align="top" fo:padding="0.0694in" fo:border="1pt solid #000000"/>
    </style:style>
    <style:style style:name="Table8.E2" style:family="table-cell">
      <style:table-cell-properties style:vertical-align="top" fo:padding="0.0694in" fo:border="1pt solid #000000"/>
    </style:style>
    <style:style style:name="Table9" style:family="table">
      <style:table-properties style:width="6.5in" fo:margin-left="0in" table:align="left" style:writing-mode="lr-tb"/>
    </style:style>
    <style:style style:name="Table9.A" style:family="table-column">
      <style:table-column-properties style:column-width="1.5417in"/>
    </style:style>
    <style:style style:name="Table9.C" style:family="table-column">
      <style:table-column-properties style:column-width="1.0417in"/>
    </style:style>
    <style:style style:name="Table9.D" style:family="table-column">
      <style:table-column-properties style:column-width="1.1458in"/>
    </style:style>
    <style:style style:name="Table9.E" style:family="table-column">
      <style:table-column-properties style:column-width="1.2292in"/>
    </style:style>
    <style:style style:name="Table9.A1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Table9.A2" style:family="table-cell">
      <style:table-cell-properties style:vertical-align="top" fo:padding="0.0694in" fo:border="1pt solid #000000"/>
    </style:style>
    <style:style style:name="Table9.B2" style:family="table-cell">
      <style:table-cell-properties style:vertical-align="top" fo:padding="0.0694in" fo:border="1pt solid #000000"/>
    </style:style>
    <style:style style:name="Table9.C2" style:family="table-cell">
      <style:table-cell-properties style:vertical-align="top" fo:padding="0.0694in" fo:border="1pt solid #000000"/>
    </style:style>
    <style:style style:name="Table9.D2" style:family="table-cell">
      <style:table-cell-properties style:vertical-align="top" fo:padding="0.0694in" fo:border="1pt solid #000000"/>
    </style:style>
    <style:style style:name="Table9.E2" style:family="table-cell">
      <style:table-cell-properties style:vertical-align="top" fo:padding="0.0694in" fo:border="1pt solid #000000"/>
    </style:style>
    <style:style style:name="Table9.A3" style:family="table-cell">
      <style:table-cell-properties style:vertical-align="top" fo:padding="0.0694in" fo:border="1pt solid #000000"/>
    </style:style>
    <style:style style:name="Table9.A4" style:family="table-cell">
      <style:table-cell-properties style:vertical-align="top" fo:padding="0.0694in" fo:border="1pt solid #000000"/>
    </style:style>
    <style:style style:name="Table9.B4" style:family="table-cell">
      <style:table-cell-properties style:vertical-align="top" fo:padding="0.0694in" fo:border="1pt solid #000000"/>
    </style:style>
    <style:style style:name="Table9.C4" style:family="table-cell">
      <style:table-cell-properties style:vertical-align="top" fo:padding="0.0694in" fo:border="1pt solid #000000"/>
    </style:style>
    <style:style style:name="Table9.D4" style:family="table-cell">
      <style:table-cell-properties style:vertical-align="top" fo:padding="0.0694in" fo:border="1pt solid #000000"/>
    </style:style>
    <style:style style:name="Table9.E4" style:family="table-cell">
      <style:table-cell-properties style:vertical-align="top" fo:padding="0.0694in" fo:border="1pt solid #000000"/>
    </style:style>
    <style:style style:name="Table10" style:family="table">
      <style:table-properties style:width="6.4896in" fo:margin-left="0in" table:align="left" style:writing-mode="lr-tb"/>
    </style:style>
    <style:style style:name="Table10.A" style:family="table-column">
      <style:table-column-properties style:column-width="1.5938in"/>
    </style:style>
    <style:style style:name="Table10.B" style:family="table-column">
      <style:table-column-properties style:column-width="1.5313in"/>
    </style:style>
    <style:style style:name="Table10.C" style:family="table-column">
      <style:table-column-properties style:column-width="1.0417in"/>
    </style:style>
    <style:style style:name="Table10.D" style:family="table-column">
      <style:table-column-properties style:column-width="1.1771in"/>
    </style:style>
    <style:style style:name="Table10.E" style:family="table-column">
      <style:table-column-properties style:column-width="1.1458in"/>
    </style:style>
    <style:style style:name="Table10.A1" style:family="table-cell">
      <style:table-cell-properties style:vertical-align="top" fo:background-color="#00ff00" fo:padding="0.0694in" fo:border="1pt solid #000000">
        <style:background-image/>
      </style:table-cell-properties>
    </style:style>
    <style:style style:name="Table10.A2" style:family="table-cell">
      <style:table-cell-properties style:vertical-align="top" fo:padding="0.0694in" fo:border="1pt solid #000000"/>
    </style:style>
    <style:style style:name="Table10.B2" style:family="table-cell">
      <style:table-cell-properties style:vertical-align="top" fo:padding="0.0694in" fo:border="1pt solid #000000"/>
    </style:style>
    <style:style style:name="Table10.C2" style:family="table-cell">
      <style:table-cell-properties style:vertical-align="top" fo:padding="0.0694in" fo:border="1pt solid #000000"/>
    </style:style>
    <style:style style:name="Table10.D2" style:family="table-cell">
      <style:table-cell-properties style:vertical-align="top" fo:padding="0.0694in" fo:border="1pt solid #000000"/>
    </style:style>
    <style:style style:name="Table10.E2" style:family="table-cell">
      <style:table-cell-properties style:vertical-align="top" fo:padding="0.0694in" fo:border="1pt solid #000000"/>
    </style:style>
    <style:style style:name="Table11" style:family="table">
      <style:table-properties style:width="6.5in" fo:margin-left="0in" table:align="left" style:writing-mode="lr-tb"/>
    </style:style>
    <style:style style:name="Table11.A" style:family="table-column">
      <style:table-column-properties style:column-width="1.5417in"/>
    </style:style>
    <style:style style:name="Table11.C" style:family="table-column">
      <style:table-column-properties style:column-width="1.0417in"/>
    </style:style>
    <style:style style:name="Table11.D" style:family="table-column">
      <style:table-column-properties style:column-width="1.1458in"/>
    </style:style>
    <style:style style:name="Table11.E" style:family="table-column">
      <style:table-column-properties style:column-width="1.2292in"/>
    </style:style>
    <style:style style:name="Table11.A1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Table11.A2" style:family="table-cell">
      <style:table-cell-properties style:vertical-align="top" fo:padding="0.0694in" fo:border="1pt solid #000000"/>
    </style:style>
    <style:style style:name="Table11.B2" style:family="table-cell">
      <style:table-cell-properties style:vertical-align="top" fo:padding="0.0694in" fo:border="1pt solid #000000"/>
    </style:style>
    <style:style style:name="Table11.C2" style:family="table-cell">
      <style:table-cell-properties style:vertical-align="top" fo:padding="0.0694in" fo:border="1pt solid #000000"/>
    </style:style>
    <style:style style:name="Table11.D2" style:family="table-cell">
      <style:table-cell-properties style:vertical-align="top" fo:padding="0.0694in" fo:border="1pt solid #000000"/>
    </style:style>
    <style:style style:name="Table11.E2" style:family="table-cell">
      <style:table-cell-properties style:vertical-align="top" fo:padding="0.0694in" fo:border="1pt solid #000000"/>
    </style:style>
    <style:style style:name="Table11.A3" style:family="table-cell">
      <style:table-cell-properties style:vertical-align="top" fo:padding="0.0694in" fo:border="1pt solid #000000"/>
    </style:style>
    <style:style style:name="Table11.A4" style:family="table-cell">
      <style:table-cell-properties style:vertical-align="top" fo:padding="0.0694in" fo:border="1pt solid #000000"/>
    </style:style>
    <style:style style:name="Table11.B4" style:family="table-cell">
      <style:table-cell-properties style:vertical-align="top" fo:padding="0.0694in" fo:border="1pt solid #000000"/>
    </style:style>
    <style:style style:name="Table11.C4" style:family="table-cell">
      <style:table-cell-properties style:vertical-align="top" fo:padding="0.0694in" fo:border="1pt solid #000000"/>
    </style:style>
    <style:style style:name="Table11.D4" style:family="table-cell">
      <style:table-cell-properties style:vertical-align="top" fo:padding="0.0694in" fo:border="1pt solid #000000"/>
    </style:style>
    <style:style style:name="Table11.E4" style:family="table-cell">
      <style:table-cell-properties style:vertical-align="top" fo:padding="0.0694in" fo:border="1pt solid #000000"/>
    </style:style>
    <style:style style:name="Table12" style:family="table">
      <style:table-properties style:width="6.4896in" fo:margin-left="0in" table:align="left" style:writing-mode="lr-tb"/>
    </style:style>
    <style:style style:name="Table12.A" style:family="table-column">
      <style:table-column-properties style:column-width="1.5938in"/>
    </style:style>
    <style:style style:name="Table12.B" style:family="table-column">
      <style:table-column-properties style:column-width="1.5313in"/>
    </style:style>
    <style:style style:name="Table12.C" style:family="table-column">
      <style:table-column-properties style:column-width="1.0417in"/>
    </style:style>
    <style:style style:name="Table12.D" style:family="table-column">
      <style:table-column-properties style:column-width="1.1771in"/>
    </style:style>
    <style:style style:name="Table12.E" style:family="table-column">
      <style:table-column-properties style:column-width="1.1458in"/>
    </style:style>
    <style:style style:name="Table12.A1" style:family="table-cell">
      <style:table-cell-properties style:vertical-align="top" fo:background-color="#00ff00" fo:padding="0.0694in" fo:border="1pt solid #000000">
        <style:background-image/>
      </style:table-cell-properties>
    </style:style>
    <style:style style:name="Table12.A2" style:family="table-cell">
      <style:table-cell-properties style:vertical-align="top" fo:padding="0.0694in" fo:border="1pt solid #000000"/>
    </style:style>
    <style:style style:name="Table12.B2" style:family="table-cell">
      <style:table-cell-properties style:vertical-align="top" fo:padding="0.0694in" fo:border="1pt solid #000000"/>
    </style:style>
    <style:style style:name="Table12.C2" style:family="table-cell">
      <style:table-cell-properties style:vertical-align="top" fo:padding="0.0694in" fo:border="1pt solid #000000"/>
    </style:style>
    <style:style style:name="Table12.D2" style:family="table-cell">
      <style:table-cell-properties style:vertical-align="top" fo:padding="0.0694in" fo:border="1pt solid #000000"/>
    </style:style>
    <style:style style:name="Table12.E2" style:family="table-cell">
      <style:table-cell-properties style:vertical-align="top" fo:padding="0.0694in" fo:border="1pt solid #000000"/>
    </style:style>
    <style:style style:name="Table13" style:family="table">
      <style:table-properties style:width="6.925in" fo:margin-left="0in" table:align="left" style:writing-mode="lr-tb"/>
    </style:style>
    <style:style style:name="Table13.A" style:family="table-column">
      <style:table-column-properties style:column-width="6.925in"/>
    </style:style>
    <style:style style:name="Table13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13.A2" style:family="table-cell">
      <style:table-cell-properties style:vertical-align="top" fo:padding="0.0694in" fo:border="1pt solid #000000"/>
    </style:style>
    <style:style style:name="Table13.A4" style:family="table-cell">
      <style:table-cell-properties style:vertical-align="top" fo:padding="0.0694in" fo:border="1pt solid #000000"/>
    </style:style>
    <style:style style:name="Table14" style:family="table">
      <style:table-properties style:width="6.7861in" fo:margin-left="0in" table:align="left" style:writing-mode="lr-tb"/>
    </style:style>
    <style:style style:name="Table14.A" style:family="table-column">
      <style:table-column-properties style:column-width="6.7861in"/>
    </style:style>
    <style:style style:name="Table14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8" style:family="paragraph" style:parent-style-name="Standard">
      <style:paragraph-properties fo:margin-left="0.5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9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20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21" style:family="paragraph" style:parent-style-name="Standard">
      <style:paragraph-properties fo:margin-left="0in" fo:margin-right="0in" fo:margin-top="0in" fo:margin-bottom="0in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 style:list-style-name="LS1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fo:background-color="#ffffff" style:font-name-asian="Arial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5" style:family="text">
      <style:text-properties fo:color="#ffffff" style:font-name="Arial" fo:font-size="36pt" fo:background-color="#4a86e8" style:font-name-asian="Arial" style:font-size-asian="36pt" style:font-name-complex="Arial" style:font-size-complex="36pt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font-name="Arial" fo:font-size="11pt" fo:font-style="normal" style:text-underline-style="none" fo:font-weight="normal" fo:background-color="#ffff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5">TINKER</text:span><text:span text:style-name="T5"> </text:span><text:span text:style-name="T5">ACADEMY</text:span></text:p>
      <text:p text:style-name="P4"/>
      <text:p text:style-name="P2"><text:span text:style-name="T4">Programming</text:span><text:span text:style-name="T4"> </text:span><text:span text:style-name="T4">Using</text:span><text:span text:style-name="T4"> </text:span><text:span text:style-name="T4">Java</text:span></text:p>
      <text:p text:style-name="P6"/>
      <text:p text:style-name="P3"><text:span text:style-name="T2">Quiz</text:span><text:span text:style-name="T2"> 4: </text:span><text:span text:style-name="T3">Classes</text:span><text:span text:style-name="T3">, </text:span><text:span text:style-name="T3">Objects</text:span><text:span text:style-name="T3"> </text:span><text:span text:style-name="T3">and</text:span><text:span text:style-name="T3"> </text:span><text:span text:style-name="T3">Methods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<text:span text:style-name="T6">Welcome</text:span><text:span text:style-name="T6"> </text:span><text:span text:style-name="T6">to</text:span><text:span text:style-name="T6"> </text:span><text:span text:style-name="T6">the</text:span><text:span text:style-name="T6"> </text:span><text:span text:style-name="T6">Class</text:span><text:span text:style-name="T6">!</text:span></text:p>
            <text:p text:style-name="P13"/>
            <text:p text:style-name="P12"><text:span text:style-name="T6">This</text:span><text:span text:style-name="T6"> </text:span><text:span text:style-name="T6">quiz</text:span><text:span text:style-name="T6"> </text:span><text:span text:style-name="T6">will</text:span><text:span text:style-name="T6"> </text:span><text:span text:style-name="T6">cover</text:span><text:span text:style-name="T6"> </text:span><text:span text:style-name="T6">the</text:span><text:span text:style-name="T6"> </text:span><text:span text:style-name="T8">fourth</text:span><text:span text:style-name="T6"> </text:span><text:span text:style-name="T6">Programming</text:span><text:span text:style-name="T6"> </text:span><text:span text:style-name="T6">Using</text:span><text:span text:style-name="T6"> </text:span><text:span text:style-name="T6">Java</text:span><text:span text:style-name="T6"> </text:span><text:span text:style-name="T6">class</text:span><text:span text:style-name="T6">.</text:span></text:p>
            <text:p text:style-name="P13"/>
            <text:p text:style-name="P12"><text:span text:style-name="T6">This</text:span><text:span text:style-name="T6"> </text:span><text:span text:style-name="T6">quiz</text:span><text:span text:style-name="T6"> </text:span><text:span text:style-name="T6">is</text:span><text:span text:style-name="T6"> </text:span><text:span text:style-name="T6">graded</text:span><text:span text:style-name="T6">!</text:span></text:p>
          </table:table-cell>
        </table:table-row>
      </table:table>
      <text:p text:style-name="P1"/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<text:span text:style-name="T6">Question</text:span><text:span text:style-name="T6"> 1</text:span></text:p>
          </table:table-cell>
        </table:table-row>
        <table:table-row>
          <table:table-cell table:style-name="Table2.A2" office:value-type="string">
            <text:p text:style-name="P12"><text:span text:style-name="T6">A</text:span><text:span text:style-name="T6"> </text:span><text:span text:style-name="T6">student</text:span><text:span text:style-name="T6"> </text:span><text:span text:style-name="T6">wants</text:span><text:span text:style-name="T6"> </text:span><text:span text:style-name="T6">to</text:span><text:span text:style-name="T6"> </text:span><text:span text:style-name="T6">add</text:span><text:span text:style-name="T6"> </text:span><text:span text:style-name="T6">a</text:span><text:span text:style-name="T6"> </text:span><text:span text:style-name="T6">field</text:span><text:span text:style-name="T6"> </text:span><text:span text:style-name="T6">to</text:span><text:span text:style-name="T6"> </text:span><text:span text:style-name="T6">the</text:span><text:span text:style-name="T6"> </text:span><text:span text:style-name="T6">class</text:span><text:span text:style-name="T6"> </text:span><text:span text:style-name="T6">MyQuiz</text:span><text:span text:style-name="T6">4</text:span><text:span text:style-name="T6">Class</text:span><text:span text:style-name="T6">1. </text:span><text:span text:style-name="T6">The</text:span><text:span text:style-name="T6"> </text:span><text:span text:style-name="T6">field</text:span><text:span text:style-name="T6"> </text:span><text:span text:style-name="T6">name</text:span><text:span text:style-name="T6"> </text:span><text:span text:style-name="T6">is</text:span><text:span text:style-name="T6"> “</text:span><text:span text:style-name="T6">question</text:span><text:span text:style-name="T6">1” </text:span><text:span text:style-name="T6">and</text:span><text:span text:style-name="T6"> </text:span><text:span text:style-name="T6">is</text:span><text:span text:style-name="T6"> </text:span><text:span text:style-name="T6">of</text:span><text:span text:style-name="T6"> </text:span><text:span text:style-name="T6">datatype</text:span><text:span text:style-name="T6"> </text:span><text:span text:style-name="T6">int</text:span><text:span text:style-name="T6">, </text:span><text:span text:style-name="T6">and</text:span><text:span text:style-name="T6"> </text:span><text:span text:style-name="T6">the</text:span><text:span text:style-name="T6"> </text:span><text:span text:style-name="T6">field</text:span><text:span text:style-name="T6"> </text:span><text:span text:style-name="T6">should</text:span><text:span text:style-name="T6"> </text:span><text:span text:style-name="T6">have</text:span><text:span text:style-name="T6"> </text:span><text:span text:style-name="T6">private</text:span><text:span text:style-name="T6"> </text:span><text:span text:style-name="T6">access</text:span><text:span text:style-name="T6">. </text:span><text:span text:style-name="T6">The</text:span><text:span text:style-name="T6"> </text:span><text:span text:style-name="T6">field</text:span><text:span text:style-name="T6"> </text:span><text:span text:style-name="T6">is</text:span><text:span text:style-name="T6"> </text:span><text:span text:style-name="T6">not</text:span><text:span text:style-name="T6"> </text:span><text:span text:style-name="T6">static</text:span><text:span text:style-name="T6">.</text:span></text:p>
            <text:p text:style-name="P13"/>
            <text:p text:style-name="P12"><text:span text:style-name="T6">Which</text:span><text:span text:style-name="T6"> </text:span><text:span text:style-name="T6">of</text:span><text:span text:style-name="T6"> </text:span><text:span text:style-name="T6">the</text:span><text:span text:style-name="T6"> </text:span><text:span text:style-name="T6">following</text:span><text:span text:style-name="T6"> </text:span><text:span text:style-name="T6">is</text:span><text:span text:style-name="T6"> </text:span><text:span text:style-name="T6">the</text:span><text:span text:style-name="T6"> </text:span><text:span text:style-name="T6">right</text:span><text:span text:style-name="T6"> </text:span><text:span text:style-name="T6">way</text:span><text:span text:style-name="T6"> </text:span><text:span text:style-name="T6">to</text:span><text:span text:style-name="T6"> </text:span><text:span text:style-name="T6">do</text:span><text:span text:style-name="T6"> </text:span><text:span text:style-name="T6">it</text:span><text:span text:style-name="T6">.</text:span></text:p>
            <text:p text:style-name="P13"/>
            <text:p text:style-name="P13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5"/>
                </table:table-cell>
                <table:table-cell table:style-name="Table3.A1" office:value-type="string">
                  <text:p text:style-name="P12"><text:span text:style-name="T6">Class</text:span><text:span text:style-name="T6"> </text:span><text:span text:style-name="T6">Definition</text:span></text:p>
                </table:table-cell>
              </table:table-row>
              <table:table-row>
                <table:table-cell table:style-name="Table3.A1" office:value-type="string">
                  <text:p text:style-name="P21">1</text:p>
                </table:table-cell>
                <table:table-cell table:style-name="Table3.B2" office:value-type="string">
                  <text:p text:style-name="P12"><text:span text:style-name="T6">public</text:span><text:span text:style-name="T6"> </text:span><text:span text:style-name="T6">class</text:span><text:span text:style-name="T6"> </text:span><text:span text:style-name="T6">MyQuiz</text:span><text:span text:style-name="T6">4</text:span><text:span text:style-name="T6">Class</text:span><text:span text:style-name="T6">1</text:span></text:p>
                  <text:p text:style-name="P13">{</text:p>
                  <text:p text:style-name="P18"><text:span text:style-name="T6">public</text:span><text:span text:style-name="T6"> </text:span><text:span text:style-name="T6">int</text:span><text:span text:style-name="T6"> </text:span><text:span text:style-name="T6">question</text:span><text:span text:style-name="T6">1;</text:span></text:p>
                  <text:p text:style-name="P13">}</text:p>
                </table:table-cell>
              </table:table-row>
              <table:table-row>
                <table:table-cell table:style-name="Table3.A1" office:value-type="string">
                  <text:p text:style-name="P21">2</text:p>
                </table:table-cell>
                <table:table-cell table:style-name="Table3.B2" office:value-type="string">
                  <text:p text:style-name="P12"><text:span text:style-name="T6">public</text:span><text:span text:style-name="T6"> </text:span><text:span text:style-name="T6">class</text:span><text:span text:style-name="T6"> </text:span><text:span text:style-name="T6">MyQuiz</text:span><text:span text:style-name="T6">4</text:span><text:span text:style-name="T6">Class</text:span><text:span text:style-name="T6">1</text:span></text:p>
                  <text:p text:style-name="P13">{</text:p>
                  <text:p text:style-name="P18"><text:span text:style-name="T6">private</text:span><text:span text:style-name="T6"> </text:span><text:span text:style-name="T6">int</text:span><text:span text:style-name="T6"> </text:span><text:span text:style-name="T6">question</text:span><text:span text:style-name="T6">1;</text:span></text:p>
                  <text:p text:style-name="P13">}</text:p>
                </table:table-cell>
              </table:table-row>
              <table:table-row>
                <table:table-cell table:style-name="Table3.A1" office:value-type="string">
                  <text:p text:style-name="P21">3</text:p>
                </table:table-cell>
                <table:table-cell table:style-name="Table3.B2" office:value-type="string">
                  <text:p text:style-name="P12"><text:span text:style-name="T6">public</text:span><text:span text:style-name="T6"> </text:span><text:span text:style-name="T6">class</text:span><text:span text:style-name="T6"> </text:span><text:span text:style-name="T6">MyQuiz</text:span><text:span text:style-name="T6">4</text:span><text:span text:style-name="T6">Class</text:span><text:span text:style-name="T6">1</text:span></text:p>
                  <text:p text:style-name="P13">{</text:p>
                  <text:p text:style-name="P18"><text:span text:style-name="T6">private</text:span><text:span text:style-name="T6"> </text:span><text:span text:style-name="T6">static</text:span><text:span text:style-name="T6"> </text:span><text:span text:style-name="T6">int</text:span><text:span text:style-name="T6"> </text:span><text:span text:style-name="T6">question</text:span><text:span text:style-name="T6">1;</text:span></text:p>
                  <text:p text:style-name="P13">}</text:p>
                </table:table-cell>
              </table:table-row>
            </table:table>
            <text:p text:style-name="P15"/>
            <text:p text:style-name="P12"><text:span text:style-name="T6">Type</text:span><text:span text:style-name="T6"> </text:span><text:span text:style-name="T6">in</text:span><text:span text:style-name="T6"> </text:span><text:span text:style-name="T6">the</text:span><text:span text:style-name="T6"> </text:span><text:span text:style-name="T6">choice</text:span><text:span text:style-name="T6"> </text:span><text:span text:style-name="T6">below</text:span><text:span text:style-name="T6">.</text:span></text:p>
            <text:p text:style-name="P13"/>
            <text:p text:style-name="P12"><text:span text:style-name="T6">Type</text:span><text:span text:style-name="T6"> </text:span><text:span text:style-name="T6">in</text:span><text:span text:style-name="T6"> 1 </text:span><text:span text:style-name="T6">if</text:span><text:span text:style-name="T6"> </text:span><text:span text:style-name="T6">you</text:span><text:span text:style-name="T6"> </text:span><text:span text:style-name="T6">think</text:span><text:span text:style-name="T6"> 1 </text:span><text:span text:style-name="T6">is</text:span><text:span text:style-name="T6"> </text:span><text:span text:style-name="T6">the</text:span><text:span text:style-name="T6"> </text:span><text:span text:style-name="T6">correct</text:span><text:span text:style-name="T6"> </text:span><text:span text:style-name="T6">answer</text:span><text:span text:style-name="T6">.</text:span></text:p>
            <text:p text:style-name="P12"><text:span text:style-name="T6">Type</text:span><text:span text:style-name="T6"> </text:span><text:span text:style-name="T6">in</text:span><text:span text:style-name="T6"> 2 </text:span><text:span text:style-name="T6">if</text:span><text:span text:style-name="T6"> </text:span><text:span text:style-name="T6">you</text:span><text:span text:style-name="T6"> </text:span><text:span text:style-name="T6">think</text:span><text:span text:style-name="T6"> 2 </text:span><text:span text:style-name="T6">is</text:span><text:span text:style-name="T6"> </text:span><text:span text:style-name="T6">the</text:span><text:span text:style-name="T6"> </text:span><text:span text:style-name="T6">correct</text:span><text:span text:style-name="T6"> </text:span><text:span text:style-name="T6">answer</text:span><text:span text:style-name="T6">.</text:span></text:p>
            <text:p text:style-name="P12"><text:span text:style-name="T6">Type</text:span><text:span text:style-name="T6"> </text:span><text:span text:style-name="T6">in</text:span><text:span text:style-name="T6"> 3 </text:span><text:span text:style-name="T6">if</text:span><text:span text:style-name="T6"> </text:span><text:span text:style-name="T6">you</text:span><text:span text:style-name="T6"> </text:span><text:span text:style-name="T6">think</text:span><text:span text:style-name="T6"> 3 </text:span><text:span text:style-name="T6">is</text:span><text:span text:style-name="T6"> </text:span><text:span text:style-name="T6">the</text:span><text:span text:style-name="T6"> </text:span><text:span text:style-name="T6">correct</text:span><text:span text:style-name="T6"> </text:span><text:span text:style-name="T6">answer</text:span><text:span text:style-name="T6">.</text:span></text:p>
            <text:p text:style-name="P13"/>
            <text:p text:style-name="P12"><text:span text:style-name="T6">Indicate</text:span><text:span text:style-name="T6"> </text:span><text:span text:style-name="T6">your</text:span><text:span text:style-name="T6"> </text:span><text:span text:style-name="T6">choice</text:span><text:span text:style-name="T6"> </text:span><text:span text:style-name="T6">in</text:span><text:span text:style-name="T6"> </text:span><text:span text:style-name="T6">the</text:span><text:span text:style-name="T6"> </text:span><text:span text:style-name="T6">Answer</text:span><text:span text:style-name="T6"> </text:span><text:span text:style-name="T6">Box</text:span><text:span text:style-name="T6"> </text:span><text:span text:style-name="T6">below</text:span><text:span text:style-name="T6">.</text:span></text:p>
          </table:table-cell>
        </table:table-row>
        <table:table-row>
          <table:table-cell table:style-name="Table2.A1" office:value-type="string">
            <text:p text:style-name="P15"/>
            <text:p text:style-name="P13"><text:soft-page-break/>Answer</text:p>
          </table:table-cell>
        </table:table-row>
        <table:table-row>
          <table:table-cell table:style-name="Table2.A4" office:value-type="string">
            <text:p text:style-name="P15">2</text:p>
            <text:p text:style-name="P13"/>
            <text:p text:style-name="P13"/>
            <text:p text:style-name="P13"/>
          </table:table-cell>
        </table:table-row>
      </table:table>
      <text:p text:style-name="P1"/>
      <text:p text:style-name="P10"/>
      <text:p text:style-name="P9"/>
      <table:table table:name="Table4" table:style-name="Table4">
        <table:table-column table:style-name="Table4.A"/>
        <table:table-row>
          <table:table-cell table:style-name="Table4.A1" office:value-type="string">
            <text:p text:style-name="P12"><text:span text:style-name="T6">Question</text:span><text:span text:style-name="T6"> 2</text:span></text:p>
          </table:table-cell>
        </table:table-row>
        <table:table-row>
          <table:table-cell table:style-name="Table4.A2" office:value-type="string">
            <text:p text:style-name="P12"><text:span text:style-name="T6">A</text:span><text:span text:style-name="T6"> </text:span><text:span text:style-name="T6">student</text:span><text:span text:style-name="T6"> </text:span><text:span text:style-name="T6">wants</text:span><text:span text:style-name="T6"> </text:span><text:span text:style-name="T6">to</text:span><text:span text:style-name="T6"> </text:span><text:span text:style-name="T6">add</text:span><text:span text:style-name="T6"> </text:span><text:span text:style-name="T6">a</text:span><text:span text:style-name="T6"> </text:span><text:span text:style-name="T6">field</text:span><text:span text:style-name="T6"> </text:span><text:span text:style-name="T6">to</text:span><text:span text:style-name="T6"> </text:span><text:span text:style-name="T6">the</text:span><text:span text:style-name="T6"> </text:span><text:span text:style-name="T6">class</text:span><text:span text:style-name="T6"> </text:span><text:span text:style-name="T6">MyQuiz</text:span><text:span text:style-name="T6">4</text:span><text:span text:style-name="T6">Class</text:span><text:span text:style-name="T6">1. </text:span><text:span text:style-name="T6">The</text:span><text:span text:style-name="T6"> </text:span><text:span text:style-name="T6">field</text:span><text:span text:style-name="T6"> </text:span><text:span text:style-name="T6">name</text:span><text:span text:style-name="T6"> </text:span><text:span text:style-name="T6">is</text:span><text:span text:style-name="T6"> “</text:span><text:span text:style-name="T6">question</text:span><text:span text:style-name="T6">2” </text:span><text:span text:style-name="T6">and</text:span><text:span text:style-name="T6"> </text:span><text:span text:style-name="T6">is</text:span><text:span text:style-name="T6"> </text:span><text:span text:style-name="T6">of</text:span><text:span text:style-name="T6"> </text:span><text:span text:style-name="T6">datatype</text:span><text:span text:style-name="T6"> </text:span><text:span text:style-name="T6">int</text:span><text:span text:style-name="T6">, </text:span><text:span text:style-name="T6">and</text:span><text:span text:style-name="T6"> </text:span><text:span text:style-name="T6">the</text:span><text:span text:style-name="T6"> </text:span><text:span text:style-name="T6">field</text:span><text:span text:style-name="T6"> </text:span><text:span text:style-name="T6">should</text:span><text:span text:style-name="T6"> </text:span><text:span text:style-name="T6">have</text:span><text:span text:style-name="T6"> </text:span><text:span text:style-name="T6">public</text:span><text:span text:style-name="T6"> </text:span><text:span text:style-name="T6">access</text:span><text:span text:style-name="T6">. </text:span><text:span text:style-name="T6">The</text:span><text:span text:style-name="T6"> </text:span><text:span text:style-name="T6">initial</text:span><text:span text:style-name="T6"> </text:span><text:span text:style-name="T6">value</text:span><text:span text:style-name="T6"> </text:span><text:span text:style-name="T6">value</text:span><text:span text:style-name="T6"> </text:span><text:span text:style-name="T6">should</text:span><text:span text:style-name="T6"> </text:span><text:span text:style-name="T6">be</text:span><text:span text:style-name="T6"> 2.</text:span></text:p>
            <text:p text:style-name="P13"/>
            <text:p text:style-name="P12"><text:span text:style-name="T6">Which</text:span><text:span text:style-name="T6"> </text:span><text:span text:style-name="T6">of</text:span><text:span text:style-name="T6"> </text:span><text:span text:style-name="T6">the</text:span><text:span text:style-name="T6"> </text:span><text:span text:style-name="T6">following</text:span><text:span text:style-name="T6"> </text:span><text:span text:style-name="T6">is</text:span><text:span text:style-name="T6"> </text:span><text:span text:style-name="T6">the</text:span><text:span text:style-name="T6"> </text:span><text:span text:style-name="T6">right</text:span><text:span text:style-name="T6"> </text:span><text:span text:style-name="T6">way</text:span><text:span text:style-name="T6"> </text:span><text:span text:style-name="T6">to</text:span><text:span text:style-name="T6"> </text:span><text:span text:style-name="T6">do</text:span><text:span text:style-name="T6"> </text:span><text:span text:style-name="T6">it</text:span><text:span text:style-name="T6">.</text:span></text:p>
            <text:p text:style-name="P13"/>
            <text:p text:style-name="P13"/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2"><text:span text:style-name="T6">Class</text:span><text:span text:style-name="T6"> </text:span><text:span text:style-name="T6">Definition</text:span></text:p>
                </table:table-cell>
              </table:table-row>
              <table:table-row>
                <table:table-cell table:style-name="Table5.A1" office:value-type="string">
                  <text:p text:style-name="P21">1</text:p>
                </table:table-cell>
                <table:table-cell table:style-name="Table5.B2" office:value-type="string">
                  <text:p text:style-name="P12"><text:span text:style-name="T6">public</text:span><text:span text:style-name="T6"> </text:span><text:span text:style-name="T6">class</text:span><text:span text:style-name="T6"> </text:span><text:span text:style-name="T6">MyQuiz</text:span><text:span text:style-name="T6">4</text:span><text:span text:style-name="T6">Class</text:span><text:span text:style-name="T6">1</text:span></text:p>
                  <text:p text:style-name="P13">{</text:p>
                  <text:p text:style-name="P18"><text:span text:style-name="T6">public</text:span><text:span text:style-name="T6"> </text:span><text:span text:style-name="T6">int</text:span><text:span text:style-name="T6"> </text:span><text:span text:style-name="T6">question</text:span><text:span text:style-name="T6">2 = 2;</text:span></text:p>
                  <text:p text:style-name="P13">}</text:p>
                </table:table-cell>
              </table:table-row>
              <table:table-row>
                <table:table-cell table:style-name="Table5.A1" office:value-type="string">
                  <text:p text:style-name="P21">2</text:p>
                </table:table-cell>
                <table:table-cell table:style-name="Table5.B2" office:value-type="string">
                  <text:p text:style-name="P12"><text:span text:style-name="T6">public</text:span><text:span text:style-name="T6"> </text:span><text:span text:style-name="T6">class</text:span><text:span text:style-name="T6"> </text:span><text:span text:style-name="T6">MyQuiz</text:span><text:span text:style-name="T6">4</text:span><text:span text:style-name="T6">Class</text:span><text:span text:style-name="T6">1</text:span></text:p>
                  <text:p text:style-name="P13">{</text:p>
                  <text:p text:style-name="P18"><text:span text:style-name="T6">private</text:span><text:span text:style-name="T6"> </text:span><text:span text:style-name="T6">int</text:span><text:span text:style-name="T6"> </text:span><text:span text:style-name="T6">question</text:span><text:span text:style-name="T6">2;</text:span></text:p>
                  <text:p text:style-name="P13">}</text:p>
                </table:table-cell>
              </table:table-row>
              <table:table-row>
                <table:table-cell table:style-name="Table5.A1" office:value-type="string">
                  <text:p text:style-name="P21">3</text:p>
                </table:table-cell>
                <table:table-cell table:style-name="Table5.B2" office:value-type="string">
                  <text:p text:style-name="P12"><text:span text:style-name="T6">public</text:span><text:span text:style-name="T6"> </text:span><text:span text:style-name="T6">class</text:span><text:span text:style-name="T6"> </text:span><text:span text:style-name="T6">MyQuiz</text:span><text:span text:style-name="T6">4</text:span><text:span text:style-name="T6">Class</text:span><text:span text:style-name="T6">1</text:span></text:p>
                  <text:p text:style-name="P13">{</text:p>
                  <text:p text:style-name="P18"><text:span text:style-name="T6">public</text:span><text:span text:style-name="T6"> </text:span><text:span text:style-name="T6">static</text:span><text:span text:style-name="T6"> </text:span><text:span text:style-name="T6">int</text:span><text:span text:style-name="T6"> </text:span><text:span text:style-name="T6">question</text:span><text:span text:style-name="T6">2 = 2;</text:span></text:p>
                  <text:p text:style-name="P13">}</text:p>
                </table:table-cell>
              </table:table-row>
            </table:table>
            <text:p text:style-name="P15"/>
            <text:p text:style-name="P12"><text:span text:style-name="T6">Type</text:span><text:span text:style-name="T6"> </text:span><text:span text:style-name="T6">in</text:span><text:span text:style-name="T6"> </text:span><text:span text:style-name="T6">the</text:span><text:span text:style-name="T6"> </text:span><text:span text:style-name="T6">choice</text:span><text:span text:style-name="T6"> </text:span><text:span text:style-name="T6">below</text:span><text:span text:style-name="T6">.</text:span></text:p>
            <text:p text:style-name="P13"/>
            <text:p text:style-name="P12"><text:span text:style-name="T6">Type</text:span><text:span text:style-name="T6"> </text:span><text:span text:style-name="T6">in</text:span><text:span text:style-name="T6"> 1 </text:span><text:span text:style-name="T6">if</text:span><text:span text:style-name="T6"> </text:span><text:span text:style-name="T6">you</text:span><text:span text:style-name="T6"> </text:span><text:span text:style-name="T6">think</text:span><text:span text:style-name="T6"> 1 </text:span><text:span text:style-name="T6">is</text:span><text:span text:style-name="T6"> </text:span><text:span text:style-name="T6">the</text:span><text:span text:style-name="T6"> </text:span><text:span text:style-name="T6">correct</text:span><text:span text:style-name="T6"> </text:span><text:span text:style-name="T6">answer</text:span><text:span text:style-name="T6">.</text:span></text:p>
            <text:p text:style-name="P12"><text:span text:style-name="T6">Type</text:span><text:span text:style-name="T6"> </text:span><text:span text:style-name="T6">in</text:span><text:span text:style-name="T6"> 2 </text:span><text:span text:style-name="T6">if</text:span><text:span text:style-name="T6"> </text:span><text:span text:style-name="T6">you</text:span><text:span text:style-name="T6"> </text:span><text:span text:style-name="T6">think</text:span><text:span text:style-name="T6"> 2 </text:span><text:span text:style-name="T6">is</text:span><text:span text:style-name="T6"> </text:span><text:span text:style-name="T6">the</text:span><text:span text:style-name="T6"> </text:span><text:span text:style-name="T6">correct</text:span><text:span text:style-name="T6"> </text:span><text:span text:style-name="T6">answer</text:span><text:span text:style-name="T6">.</text:span></text:p>
            <text:p text:style-name="P12"><text:span text:style-name="T6">Type</text:span><text:span text:style-name="T6"> </text:span><text:span text:style-name="T6">in</text:span><text:span text:style-name="T6"> 3 </text:span><text:span text:style-name="T6">if</text:span><text:span text:style-name="T6"> </text:span><text:span text:style-name="T6">you</text:span><text:span text:style-name="T6"> </text:span><text:span text:style-name="T6">think</text:span><text:span text:style-name="T6"> 3 </text:span><text:span text:style-name="T6">is</text:span><text:span text:style-name="T6"> </text:span><text:span text:style-name="T6">the</text:span><text:span text:style-name="T6"> </text:span><text:span text:style-name="T6">correct</text:span><text:span text:style-name="T6"> </text:span><text:span text:style-name="T6">answer</text:span><text:span text:style-name="T6">.</text:span></text:p>
            <text:p text:style-name="P13"/>
            <text:p text:style-name="P12"><text:span text:style-name="T6">Indicate</text:span><text:span text:style-name="T6"> </text:span><text:span text:style-name="T6">your</text:span><text:span text:style-name="T6"> </text:span><text:span text:style-name="T6">choice</text:span><text:span text:style-name="T6"> </text:span><text:span text:style-name="T6">in</text:span><text:span text:style-name="T6"> </text:span><text:span text:style-name="T6">the</text:span><text:span text:style-name="T6"> </text:span><text:span text:style-name="T6">Answer</text:span><text:span text:style-name="T6"> </text:span><text:span text:style-name="T6">Box</text:span><text:span text:style-name="T6"> </text:span><text:span text:style-name="T6">below</text:span><text:span text:style-name="T6">.</text:span></text:p>
          </table:table-cell>
        </table:table-row>
        <table:table-row>
          <table:table-cell table:style-name="Table4.A1" office:value-type="string">
            <text:p text:style-name="P13">Answer</text:p>
          </table:table-cell>
        </table:table-row>
        <table:table-row>
          <table:table-cell table:style-name="Table4.A4" office:value-type="string">
            <text:p text:style-name="P15">1</text:p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"/>
      <text:p text:style-name="P1"/>
      <text:p text:style-name="P10"/>
      <text:p text:style-name="P9"><text:soft-page-break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2"><text:span text:style-name="T6">Question</text:span><text:span text:style-name="T6"> 3</text:span></text:p>
          </table:table-cell>
        </table:table-row>
        <table:table-row>
          <table:table-cell table:style-name="Table6.A2" office:value-type="string">
            <text:p text:style-name="P17"><text:span text:style-name="T6">The</text:span><text:span text:style-name="T6"> </text:span><text:span text:style-name="T6">code</text:span><text:span text:style-name="T6"> </text:span><text:span text:style-name="T6">below</text:span><text:span text:style-name="T6"> </text:span><text:span text:style-name="T6">shows</text:span><text:span text:style-name="T6"> </text:span><text:span text:style-name="T6">the</text:span><text:span text:style-name="T6"> </text:span><text:span text:style-name="T6">blueprint</text:span><text:span text:style-name="T6"> </text:span><text:span text:style-name="T6">for</text:span><text:span text:style-name="T6"> </text:span><text:span text:style-name="T6">MyQuizClass</text:span><text:span text:style-name="T6">1 </text:span><text:span text:style-name="T6">and</text:span><text:span text:style-name="T6"> </text:span><text:span text:style-name="T6">the</text:span><text:span text:style-name="T6"> </text:span><text:span text:style-name="T6">object</text:span><text:span text:style-name="T6"> </text:span><text:span text:style-name="T6">myQuizClass</text:span><text:span text:style-name="T6">1 </text:span><text:span text:style-name="T6">based</text:span><text:span text:style-name="T6"> </text:span><text:span text:style-name="T6">on</text:span><text:span text:style-name="T6"> </text:span><text:span text:style-name="T6">the</text:span><text:span text:style-name="T6"> </text:span><text:span text:style-name="T6">blueprint</text:span><text:span text:style-name="T6">. </text:span><text:span text:style-name="T6">The</text:span><text:span text:style-name="T6"> </text:span><text:span text:style-name="T6">class</text:span><text:span text:style-name="T6"> </text:span><text:span text:style-name="T6">has</text:span><text:span text:style-name="T6"> 1 </text:span><text:span text:style-name="T6">field</text:span><text:span text:style-name="T6">. </text:span><text:span text:style-name="T6">field</text:span><text:span text:style-name="T6"> </text:span><text:span text:style-name="T6">name</text:span><text:span text:style-name="T6"> </text:span><text:span text:style-name="T6">is</text:span><text:span text:style-name="T6"> “</text:span><text:span text:style-name="T6">question</text:span><text:span text:style-name="T6">3” </text:span><text:span text:style-name="T6">and</text:span><text:span text:style-name="T6"> </text:span><text:span text:style-name="T6">is</text:span><text:span text:style-name="T6"> </text:span><text:span text:style-name="T6">of</text:span><text:span text:style-name="T6"> </text:span><text:span text:style-name="T6">datatype</text:span><text:span text:style-name="T6"> </text:span><text:span text:style-name="T6">int</text:span><text:span text:style-name="T6">, </text:span><text:span text:style-name="T6">and</text:span><text:span text:style-name="T6"> </text:span><text:span text:style-name="T6">the</text:span><text:span text:style-name="T6"> </text:span><text:span text:style-name="T6">field</text:span><text:span text:style-name="T6"> </text:span><text:span text:style-name="T6">should</text:span><text:span text:style-name="T6"> </text:span><text:span text:style-name="T6">have</text:span><text:span text:style-name="T6"> </text:span><text:span text:style-name="T6">public</text:span><text:span text:style-name="T6"> </text:span><text:span text:style-name="T6">access</text:span><text:span text:style-name="T6">. </text:span><text:span text:style-name="T6">The</text:span><text:span text:style-name="T6"> </text:span><text:span text:style-name="T6">initial</text:span><text:span text:style-name="T6"> </text:span><text:span text:style-name="T6">value</text:span><text:span text:style-name="T6"> </text:span><text:span text:style-name="T6">value</text:span><text:span text:style-name="T6"> </text:span><text:span text:style-name="T6">should</text:span><text:span text:style-name="T6"> </text:span><text:span text:style-name="T6">be</text:span><text:span text:style-name="T6"> 3.</text:span></text:p>
            <text:p text:style-name="P14"/>
            <text:p text:style-name="P17"><text:span text:style-name="T6">Which</text:span><text:span text:style-name="T6"> </text:span><text:span text:style-name="T6">of</text:span><text:span text:style-name="T6"> </text:span><text:span text:style-name="T6">the</text:span><text:span text:style-name="T6"> </text:span><text:span text:style-name="T6">following</text:span><text:span text:style-name="T6"> </text:span><text:span text:style-name="T6">visual</text:span><text:span text:style-name="T6"> </text:span><text:span text:style-name="T6">models</text:span><text:span text:style-name="T6"> </text:span><text:span text:style-name="T6">represents</text:span><text:span text:style-name="T6"> </text:span><text:span text:style-name="T6">the</text:span><text:span text:style-name="T6"> </text:span><text:span text:style-name="T6">class</text:span><text:span text:style-name="T6"> </text:span><text:span text:style-name="T6">and</text:span><text:span text:style-name="T6"> </text:span><text:span text:style-name="T6">the</text:span><text:span text:style-name="T6"> </text:span><text:span text:style-name="T6">object</text:span></text:p>
            <text:p text:style-name="P14"/>
            <text:p text:style-name="P17"><text:span text:style-name="T6">A</text:span><text:span text:style-name="T6">)</text:span></text:p>
            <text:p text:style-name="P14"/>
            <table:table table:name="Table7" table:style-name="Table7">
              <table:table-column table:style-name="Table7.A" table:number-columns-repeated="2"/>
              <table:table-column table:style-name="Table7.C"/>
              <table:table-column table:style-name="Table7.D"/>
              <table:table-column table:style-name="Table7.E"/>
              <table:table-row>
                <table:table-cell table:style-name="Table7.A1" office:value-type="string">
                  <text:p text:style-name="P13">Class</text:p>
                </table:table-cell>
                <table:table-cell table:style-name="Table7.A1" office:value-type="string">
                  <text:p text:style-name="P12"><text:span text:style-name="T6">Method</text:span><text:span text:style-name="T6"> 0</text:span></text:p>
                </table:table-cell>
                <table:table-cell table:style-name="Table7.A1" office:value-type="string">
                  <text:p text:style-name="P12"><text:span text:style-name="T6">Method</text:span><text:span text:style-name="T6"> 1</text:span></text:p>
                </table:table-cell>
                <table:table-cell table:style-name="Table7.A1" office:value-type="string">
                  <text:p text:style-name="P12"><text:span text:style-name="T6">Method</text:span><text:span text:style-name="T6"> 2</text:span></text:p>
                </table:table-cell>
                <table:table-cell table:style-name="Table7.A1" office:value-type="string">
                  <text:p text:style-name="P12"><text:span text:style-name="T6">Method</text:span><text:span text:style-name="T6"> 3</text:span></text:p>
                </table:table-cell>
              </table:table-row>
              <table:table-row>
                <table:table-cell table:style-name="Table7.A2" office:value-type="string">
                  <text:p text:style-name="P12"><text:span text:style-name="T6">MyQuizClass</text:span><text:span text:style-name="T6">1</text:span></text:p>
                </table:table-cell>
                <table:table-cell table:style-name="Table7.B2" office:value-type="string">
                  <text:p text:style-name="P13">Constructor</text:p>
                </table:table-cell>
                <table:table-cell table:style-name="Table7.C2" office:value-type="string">
                  <text:p text:style-name="P13">build</text:p>
                </table:table-cell>
                <table:table-cell table:style-name="Table7.D2" office:value-type="string">
                  <text:p text:style-name="P15"/>
                </table:table-cell>
                <table:table-cell table:style-name="Table7.E2" office:value-type="string">
                  <text:p text:style-name="P15"/>
                </table:table-cell>
              </table:table-row>
              <table:table-row>
                <table:table-cell table:style-name="Table7.A3" office:value-type="string">
                  <text:p text:style-name="P15"/>
                </table:table-cell>
                <table:table-cell table:style-name="Table7.A1" office:value-type="string">
                  <text:p text:style-name="P12"><text:span text:style-name="T6">Field</text:span><text:span text:style-name="T6"> 1</text:span></text:p>
                </table:table-cell>
                <table:table-cell table:style-name="Table7.A1" office:value-type="string">
                  <text:p text:style-name="P15"/>
                </table:table-cell>
                <table:table-cell table:style-name="Table7.A1" office:value-type="string">
                  <text:p text:style-name="P15"/>
                </table:table-cell>
                <table:table-cell table:style-name="Table7.A1" office:value-type="string">
                  <text:p text:style-name="P15"/>
                </table:table-cell>
              </table:table-row>
              <table:table-row>
                <table:table-cell table:style-name="Table7.A4" office:value-type="string">
                  <text:p text:style-name="P15"/>
                </table:table-cell>
                <table:table-cell table:style-name="Table7.B4" office:value-type="string">
                  <text:p text:style-name="P12"><text:span text:style-name="T8">question</text:span><text:span text:style-name="T8">3</text:span></text:p>
                </table:table-cell>
                <table:table-cell table:style-name="Table7.C4" office:value-type="string">
                  <text:p text:style-name="P15"/>
                </table:table-cell>
                <table:table-cell table:style-name="Table7.D4" office:value-type="string">
                  <text:p text:style-name="P15"/>
                </table:table-cell>
                <table:table-cell table:style-name="Table7.E4" office:value-type="string">
                  <text:p text:style-name="P15"/>
                </table:table-cell>
              </table:table-row>
            </table:table>
            <text:p text:style-name="P16"/>
            <text:p text:style-name="P14"/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row>
                <table:table-cell table:style-name="Table8.A1" office:value-type="string">
                  <text:p text:style-name="P13">Object</text:p>
                </table:table-cell>
                <table:table-cell table:style-name="Table8.A1" office:value-type="string">
                  <text:p text:style-name="P12"><text:span text:style-name="T6">Blueprint</text:span><text:span text:style-name="T6"> 1</text:span></text:p>
                </table:table-cell>
                <table:table-cell table:style-name="Table8.A1" office:value-type="string">
                  <text:p text:style-name="P12"><text:span text:style-name="T6">question</text:span><text:span text:style-name="T6">3</text:span></text:p>
                </table:table-cell>
                <table:table-cell table:style-name="Table8.A1" office:value-type="string">
                  <text:p text:style-name="P15"/>
                </table:table-cell>
                <table:table-cell table:style-name="Table8.A1" office:value-type="string">
                  <text:p text:style-name="P15"/>
                </table:table-cell>
              </table:table-row>
              <table:table-row>
                <table:table-cell table:style-name="Table8.A2" office:value-type="string">
                  <text:p text:style-name="P12"><text:span text:style-name="T6">myQuizClass</text:span><text:span text:style-name="T6">1</text:span></text:p>
                </table:table-cell>
                <table:table-cell table:style-name="Table8.B2" office:value-type="string">
                  <text:p text:style-name="P13">MyQuizClass1</text:p>
                </table:table-cell>
                <table:table-cell table:style-name="Table8.C2" office:value-type="string">
                  <text:p text:style-name="P13">3</text:p>
                </table:table-cell>
                <table:table-cell table:style-name="Table8.D2" office:value-type="string">
                  <text:p text:style-name="P15"/>
                </table:table-cell>
                <table:table-cell table:style-name="Table8.E2" office:value-type="string">
                  <text:p text:style-name="P15"/>
                </table:table-cell>
              </table:table-row>
            </table:table>
            <text:p text:style-name="P16"/>
            <text:p text:style-name="P17"><text:span text:style-name="T6">B</text:span><text:span text:style-name="T6">)</text:span></text:p>
            <text:p text:style-name="P14"/>
            <table:table table:name="Table9" table:style-name="Table9">
              <table:table-column table:style-name="Table9.A" table:number-columns-repeated="2"/>
              <table:table-column table:style-name="Table9.C"/>
              <table:table-column table:style-name="Table9.D"/>
              <table:table-column table:style-name="Table9.E"/>
              <table:table-row>
                <table:table-cell table:style-name="Table9.A1" office:value-type="string">
                  <text:p text:style-name="P13">Class</text:p>
                </table:table-cell>
                <table:table-cell table:style-name="Table9.A1" office:value-type="string">
                  <text:p text:style-name="P12"><text:span text:style-name="T6">Method</text:span><text:span text:style-name="T6"> 0</text:span></text:p>
                </table:table-cell>
                <table:table-cell table:style-name="Table9.A1" office:value-type="string">
                  <text:p text:style-name="P12"><text:span text:style-name="T6">Method</text:span><text:span text:style-name="T6"> 1</text:span></text:p>
                </table:table-cell>
                <table:table-cell table:style-name="Table9.A1" office:value-type="string">
                  <text:p text:style-name="P12"><text:span text:style-name="T6">Method</text:span><text:span text:style-name="T6"> 2</text:span></text:p>
                </table:table-cell>
                <table:table-cell table:style-name="Table9.A1" office:value-type="string">
                  <text:p text:style-name="P12"><text:span text:style-name="T6">Method</text:span><text:span text:style-name="T6"> 3</text:span></text:p>
                </table:table-cell>
              </table:table-row>
              <table:table-row>
                <table:table-cell table:style-name="Table9.A2" office:value-type="string">
                  <text:p text:style-name="P12"><text:span text:style-name="T6">MyQuizClass</text:span><text:span text:style-name="T6">1</text:span></text:p>
                </table:table-cell>
                <table:table-cell table:style-name="Table9.B2" office:value-type="string">
                  <text:p text:style-name="P13">Constructor</text:p>
                </table:table-cell>
                <table:table-cell table:style-name="Table9.C2" office:value-type="string">
                  <text:p text:style-name="P13">build</text:p>
                </table:table-cell>
                <table:table-cell table:style-name="Table9.D2" office:value-type="string">
                  <text:p text:style-name="P15"/>
                </table:table-cell>
                <table:table-cell table:style-name="Table9.E2" office:value-type="string">
                  <text:p text:style-name="P15"/>
                </table:table-cell>
              </table:table-row>
              <table:table-row>
                <table:table-cell table:style-name="Table9.A3" office:value-type="string">
                  <text:p text:style-name="P15"/>
                </table:table-cell>
                <table:table-cell table:style-name="Table9.A1" office:value-type="string">
                  <text:p text:style-name="P12"><text:span text:style-name="T6">Field</text:span><text:span text:style-name="T6"> 1</text:span></text:p>
                </table:table-cell>
                <table:table-cell table:style-name="Table9.A1" office:value-type="string">
                  <text:p text:style-name="P15"/>
                </table:table-cell>
                <table:table-cell table:style-name="Table9.A1" office:value-type="string">
                  <text:p text:style-name="P15"/>
                </table:table-cell>
                <table:table-cell table:style-name="Table9.A1" office:value-type="string">
                  <text:p text:style-name="P15"/>
                </table:table-cell>
              </table:table-row>
              <table:table-row>
                <table:table-cell table:style-name="Table9.A4" office:value-type="string">
                  <text:p text:style-name="P15"/>
                </table:table-cell>
                <table:table-cell table:style-name="Table9.B4" office:value-type="string">
                  <text:p text:style-name="P12"><text:span text:style-name="T8">question</text:span><text:span text:style-name="T8">3</text:span></text:p>
                </table:table-cell>
                <table:table-cell table:style-name="Table9.C4" office:value-type="string">
                  <text:p text:style-name="P15"/>
                </table:table-cell>
                <table:table-cell table:style-name="Table9.D4" office:value-type="string">
                  <text:p text:style-name="P15"/>
                </table:table-cell>
                <table:table-cell table:style-name="Table9.E4" office:value-type="string">
                  <text:p text:style-name="P15"/>
                </table:table-cell>
              </table:table-row>
            </table:table>
            <text:p text:style-name="P16"/>
            <text:p text:style-name="P14"/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column table:style-name="Table10.E"/>
              <table:table-row>
                <table:table-cell table:style-name="Table10.A1" office:value-type="string">
                  <text:p text:style-name="P13">Object</text:p>
                </table:table-cell>
                <table:table-cell table:style-name="Table10.A1" office:value-type="string">
                  <text:p text:style-name="P12"><text:span text:style-name="T6">Blueprint</text:span><text:span text:style-name="T6"> 1</text:span></text:p>
                </table:table-cell>
                <table:table-cell table:style-name="Table10.A1" office:value-type="string">
                  <text:p text:style-name="P12"><text:span text:style-name="T6">question</text:span><text:span text:style-name="T6">3</text:span></text:p>
                </table:table-cell>
                <table:table-cell table:style-name="Table10.A1" office:value-type="string">
                  <text:p text:style-name="P15"/>
                </table:table-cell>
                <table:table-cell table:style-name="Table10.A1" office:value-type="string">
                  <text:p text:style-name="P15"/>
                </table:table-cell>
              </table:table-row>
              <table:table-row>
                <table:table-cell table:style-name="Table10.A2" office:value-type="string">
                  <text:p text:style-name="P12"><text:span text:style-name="T6">myQuizClass</text:span><text:span text:style-name="T6">1</text:span></text:p>
                </table:table-cell>
                <table:table-cell table:style-name="Table10.B2" office:value-type="string">
                  <text:p text:style-name="P13">MyQuizClass1</text:p>
                </table:table-cell>
                <table:table-cell table:style-name="Table10.C2" office:value-type="string">
                  <text:p text:style-name="P15"/>
                </table:table-cell>
                <table:table-cell table:style-name="Table10.D2" office:value-type="string">
                  <text:p text:style-name="P15"/>
                </table:table-cell>
                <table:table-cell table:style-name="Table10.E2" office:value-type="string">
                  <text:p text:style-name="P15"/>
                </table:table-cell>
              </table:table-row>
            </table:table>
            <text:p text:style-name="P16"/>
            <text:p text:style-name="P17"><text:span text:style-name="T6">C</text:span><text:span text:style-name="T6">)</text:span></text:p>
            <text:p text:style-name="P14"/>
            <table:table table:name="Table11" table:style-name="Table11">
              <table:table-column table:style-name="Table11.A" table:number-columns-repeated="2"/>
              <table:table-column table:style-name="Table11.C"/>
              <table:table-column table:style-name="Table11.D"/>
              <table:table-column table:style-name="Table11.E"/>
              <table:table-row>
                <table:table-cell table:style-name="Table11.A1" office:value-type="string">
                  <text:p text:style-name="P13">Class</text:p>
                </table:table-cell>
                <table:table-cell table:style-name="Table11.A1" office:value-type="string">
                  <text:p text:style-name="P12"><text:span text:style-name="T6">Method</text:span><text:span text:style-name="T6"> 0</text:span></text:p>
                </table:table-cell>
                <table:table-cell table:style-name="Table11.A1" office:value-type="string">
                  <text:p text:style-name="P12"><text:span text:style-name="T6">Method</text:span><text:span text:style-name="T6"> 1</text:span></text:p>
                </table:table-cell>
                <table:table-cell table:style-name="Table11.A1" office:value-type="string">
                  <text:p text:style-name="P12"><text:span text:style-name="T6">Method</text:span><text:span text:style-name="T6"> 2</text:span></text:p>
                </table:table-cell>
                <table:table-cell table:style-name="Table11.A1" office:value-type="string">
                  <text:p text:style-name="P12"><text:span text:style-name="T6">Method</text:span><text:span text:style-name="T6"> 3</text:span></text:p>
                </table:table-cell>
              </table:table-row>
              <table:table-row>
                <table:table-cell table:style-name="Table11.A2" office:value-type="string">
                  <text:p text:style-name="P12"><text:span text:style-name="T6">MyQuizClass</text:span><text:span text:style-name="T6">1</text:span></text:p>
                </table:table-cell>
                <table:table-cell table:style-name="Table11.B2" office:value-type="string">
                  <text:p text:style-name="P13">Constructor</text:p>
                </table:table-cell>
                <table:table-cell table:style-name="Table11.C2" office:value-type="string">
                  <text:p text:style-name="P13">build</text:p>
                </table:table-cell>
                <table:table-cell table:style-name="Table11.D2" office:value-type="string">
                  <text:p text:style-name="P15"/>
                </table:table-cell>
                <table:table-cell table:style-name="Table11.E2" office:value-type="string">
                  <text:p text:style-name="P15"/>
                </table:table-cell>
              </table:table-row>
              <table:table-row>
                <table:table-cell table:style-name="Table11.A3" office:value-type="string">
                  <text:p text:style-name="P15"><text:soft-page-break/></text:p>
                </table:table-cell>
                <table:table-cell table:style-name="Table11.A1" office:value-type="string">
                  <text:p text:style-name="P15"/>
                </table:table-cell>
                <table:table-cell table:style-name="Table11.A1" office:value-type="string">
                  <text:p text:style-name="P15"/>
                </table:table-cell>
                <table:table-cell table:style-name="Table11.A1" office:value-type="string">
                  <text:p text:style-name="P15"/>
                </table:table-cell>
                <table:table-cell table:style-name="Table11.A1" office:value-type="string">
                  <text:p text:style-name="P15"/>
                </table:table-cell>
              </table:table-row>
              <table:table-row>
                <table:table-cell table:style-name="Table11.A4" office:value-type="string">
                  <text:p text:style-name="P15"/>
                </table:table-cell>
                <table:table-cell table:style-name="Table11.B4" office:value-type="string">
                  <text:p text:style-name="P15"/>
                </table:table-cell>
                <table:table-cell table:style-name="Table11.C4" office:value-type="string">
                  <text:p text:style-name="P15"/>
                </table:table-cell>
                <table:table-cell table:style-name="Table11.D4" office:value-type="string">
                  <text:p text:style-name="P15"/>
                </table:table-cell>
                <table:table-cell table:style-name="Table11.E4" office:value-type="string">
                  <text:p text:style-name="P15"/>
                </table:table-cell>
              </table:table-row>
            </table:table>
            <text:p text:style-name="P16"/>
            <text:p text:style-name="P14"/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column table:style-name="Table12.E"/>
              <table:table-row>
                <table:table-cell table:style-name="Table12.A1" office:value-type="string">
                  <text:p text:style-name="P13">Object</text:p>
                </table:table-cell>
                <table:table-cell table:style-name="Table12.A1" office:value-type="string">
                  <text:p text:style-name="P12"><text:span text:style-name="T6">Blueprint</text:span><text:span text:style-name="T6"> 1</text:span></text:p>
                </table:table-cell>
                <table:table-cell table:style-name="Table12.A1" office:value-type="string">
                  <text:p text:style-name="P12"><text:span text:style-name="T6">question</text:span><text:span text:style-name="T6">3</text:span></text:p>
                </table:table-cell>
                <table:table-cell table:style-name="Table12.A1" office:value-type="string">
                  <text:p text:style-name="P15"/>
                </table:table-cell>
                <table:table-cell table:style-name="Table12.A1" office:value-type="string">
                  <text:p text:style-name="P15"/>
                </table:table-cell>
              </table:table-row>
              <table:table-row>
                <table:table-cell table:style-name="Table12.A2" office:value-type="string">
                  <text:p text:style-name="P12"><text:span text:style-name="T6">myQuizClass</text:span><text:span text:style-name="T6">1</text:span></text:p>
                </table:table-cell>
                <table:table-cell table:style-name="Table12.B2" office:value-type="string">
                  <text:p text:style-name="P13">MyQuizClass1</text:p>
                </table:table-cell>
                <table:table-cell table:style-name="Table12.C2" office:value-type="string">
                  <text:p text:style-name="P13">3</text:p>
                </table:table-cell>
                <table:table-cell table:style-name="Table12.D2" office:value-type="string">
                  <text:p text:style-name="P15"/>
                </table:table-cell>
                <table:table-cell table:style-name="Table12.E2" office:value-type="string">
                  <text:p text:style-name="P15"/>
                </table:table-cell>
              </table:table-row>
            </table:table>
            <text:p text:style-name="P16"/>
            <text:p text:style-name="P14"/>
            <text:p text:style-name="P14"/>
            <text:p text:style-name="P12"><text:span text:style-name="T6">Type</text:span><text:span text:style-name="T6"> </text:span><text:span text:style-name="T6">in</text:span><text:span text:style-name="T6"> </text:span><text:span text:style-name="T6">A</text:span><text:span text:style-name="T6"> </text:span><text:span text:style-name="T6">if</text:span><text:span text:style-name="T6"> </text:span><text:span text:style-name="T6">you</text:span><text:span text:style-name="T6"> </text:span><text:span text:style-name="T6">think</text:span><text:span text:style-name="T6"> </text:span><text:span text:style-name="T6">A</text:span><text:span text:style-name="T6"> </text:span><text:span text:style-name="T6">is</text:span><text:span text:style-name="T6"> </text:span><text:span text:style-name="T6">the</text:span><text:span text:style-name="T6"> </text:span><text:span text:style-name="T6">correct</text:span><text:span text:style-name="T6"> </text:span><text:span text:style-name="T6">answer</text:span></text:p>
            <text:p text:style-name="P12"><text:span text:style-name="T6">Type</text:span><text:span text:style-name="T6"> </text:span><text:span text:style-name="T6">in</text:span><text:span text:style-name="T6"> </text:span><text:span text:style-name="T6">B</text:span><text:span text:style-name="T6"> </text:span><text:span text:style-name="T6">if</text:span><text:span text:style-name="T6"> </text:span><text:span text:style-name="T6">you</text:span><text:span text:style-name="T6"> </text:span><text:span text:style-name="T6">think</text:span><text:span text:style-name="T6"> </text:span><text:span text:style-name="T6">B</text:span><text:span text:style-name="T6"> </text:span><text:span text:style-name="T6">is</text:span><text:span text:style-name="T6"> </text:span><text:span text:style-name="T6">the</text:span><text:span text:style-name="T6"> </text:span><text:span text:style-name="T6">correct</text:span><text:span text:style-name="T6"> </text:span><text:span text:style-name="T6">answer</text:span></text:p>
            <text:p text:style-name="P12"><text:span text:style-name="T6">Type</text:span><text:span text:style-name="T6"> </text:span><text:span text:style-name="T6">in</text:span><text:span text:style-name="T6"> </text:span><text:span text:style-name="T6">C</text:span><text:span text:style-name="T6"> </text:span><text:span text:style-name="T6">if</text:span><text:span text:style-name="T6"> </text:span><text:span text:style-name="T6">you</text:span><text:span text:style-name="T6"> </text:span><text:span text:style-name="T6">think</text:span><text:span text:style-name="T6"> </text:span><text:span text:style-name="T6">C</text:span><text:span text:style-name="T6"> </text:span><text:span text:style-name="T6">is</text:span><text:span text:style-name="T6"> </text:span><text:span text:style-name="T6">the</text:span><text:span text:style-name="T6"> </text:span><text:span text:style-name="T6">correct</text:span><text:span text:style-name="T6"> </text:span><text:span text:style-name="T6">answer</text:span></text:p>
            <text:p text:style-name="P13"/>
            <text:p text:style-name="P12"><text:span text:style-name="T6">Indicate</text:span><text:span text:style-name="T6"> </text:span><text:span text:style-name="T6">your</text:span><text:span text:style-name="T6"> </text:span><text:span text:style-name="T6">answer</text:span><text:span text:style-name="T6"> </text:span><text:span text:style-name="T6">in</text:span><text:span text:style-name="T6"> </text:span><text:span text:style-name="T6">the</text:span><text:span text:style-name="T6"> </text:span><text:span text:style-name="T6">Answer</text:span><text:span text:style-name="T6"> </text:span><text:span text:style-name="T6">Box</text:span><text:span text:style-name="T6"> </text:span><text:span text:style-name="T6">below</text:span><text:span text:style-name="T6">.</text:span></text:p>
          </table:table-cell>
        </table:table-row>
        <table:table-row>
          <table:table-cell table:style-name="Table6.A1" office:value-type="string">
            <text:p text:style-name="P13">Answer</text:p>
          </table:table-cell>
        </table:table-row>
        <table:table-row>
          <table:table-cell table:style-name="Table6.A4" office:value-type="string">
            <text:p text:style-name="P13">A</text:p>
            <text:p text:style-name="P13"/>
            <text:p text:style-name="P13"/>
            <text:p text:style-name="P13"/>
          </table:table-cell>
        </table:table-row>
      </table:table>
      <text:p text:style-name="P1"/>
      <text:p text:style-name="P5"/>
      <text:p text:style-name="P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<text:span text:style-name="T6">Question</text:span><text:span text:style-name="T6"> 4</text:span></text:p>
          </table:table-cell>
        </table:table-row>
        <table:table-row>
          <table:table-cell table:style-name="Table13.A2" office:value-type="string">
            <text:p text:style-name="P12"><text:span text:style-name="T6">A</text:span><text:span text:style-name="T6"> </text:span><text:span text:style-name="T6">student</text:span><text:span text:style-name="T6"> </text:span><text:span text:style-name="T6">wants</text:span><text:span text:style-name="T6"> </text:span><text:span text:style-name="T6">to</text:span><text:span text:style-name="T6"> </text:span><text:span text:style-name="T6">add</text:span><text:span text:style-name="T6"> </text:span><text:span text:style-name="T6">a</text:span><text:span text:style-name="T6"> </text:span><text:span text:style-name="T6">field</text:span><text:span text:style-name="T6"> </text:span><text:span text:style-name="T6">to</text:span><text:span text:style-name="T6"> </text:span><text:span text:style-name="T6">the</text:span><text:span text:style-name="T6"> </text:span><text:span text:style-name="T6">class</text:span><text:span text:style-name="T6"> </text:span><text:span text:style-name="T6">MyQuiz</text:span><text:span text:style-name="T6">4</text:span><text:span text:style-name="T6">Class</text:span><text:span text:style-name="T6">1. </text:span><text:span text:style-name="T6">The</text:span><text:span text:style-name="T6"> </text:span><text:span text:style-name="T6">field</text:span><text:span text:style-name="T6"> </text:span><text:span text:style-name="T6">name</text:span><text:span text:style-name="T6"> </text:span><text:span text:style-name="T6">is</text:span><text:span text:style-name="T6"> “</text:span><text:span text:style-name="T6">question</text:span><text:span text:style-name="T6">4” </text:span><text:span text:style-name="T6">and</text:span><text:span text:style-name="T6"> </text:span><text:span text:style-name="T6">is</text:span><text:span text:style-name="T6"> </text:span><text:span text:style-name="T6">of</text:span><text:span text:style-name="T6"> </text:span><text:span text:style-name="T6">datatype</text:span><text:span text:style-name="T6"> </text:span><text:span text:style-name="T6">int</text:span><text:span text:style-name="T6">. </text:span><text:span text:style-name="T7">The</text:span><text:span text:style-name="T7"> </text:span><text:span text:style-name="T7">field</text:span><text:span text:style-name="T7"> </text:span><text:span text:style-name="T7">is</text:span><text:span text:style-name="T7"> </text:span><text:span text:style-name="T7">not</text:span><text:span text:style-name="T7"> </text:span><text:span text:style-name="T7">static</text:span><text:span text:style-name="T7">. </text:span><text:span text:style-name="T7">The</text:span><text:span text:style-name="T7"> </text:span><text:span text:style-name="T7">field</text:span><text:span text:style-name="T7"> </text:span><text:span text:style-name="T7">should</text:span><text:span text:style-name="T7"> </text:span><text:span text:style-name="T7">have</text:span><text:span text:style-name="T7"> </text:span><text:span text:style-name="T7">public</text:span><text:span text:style-name="T7"> </text:span><text:span text:style-name="T7">access</text:span><text:span text:style-name="T7">. </text:span></text:p>
            <text:p text:style-name="P13"/>
            <text:p text:style-name="P12"><text:span text:style-name="T6">The</text:span><text:span text:style-name="T6"> </text:span><text:span text:style-name="T6">student</text:span><text:span text:style-name="T6"> </text:span><text:span text:style-name="T6">then</text:span><text:span text:style-name="T6"> </text:span><text:span text:style-name="T6">types</text:span><text:span text:style-name="T6"> </text:span><text:span text:style-name="T6">in</text:span><text:span text:style-name="T6"> </text:span><text:span text:style-name="T6">the</text:span><text:span text:style-name="T6"> </text:span><text:span text:style-name="T6">following</text:span><text:span text:style-name="T6"> </text:span><text:span text:style-name="T6">code</text:span><text:span text:style-name="T6"> </text:span><text:span text:style-name="T6">in</text:span><text:span text:style-name="T6"> </text:span><text:span text:style-name="T6">the</text:span><text:span text:style-name="T6"> </text:span><text:span text:style-name="T6">main</text:span><text:span text:style-name="T6"> </text:span><text:span text:style-name="T6">method</text:span><text:span text:style-name="T6"> </text:span><text:span text:style-name="T6">of</text:span><text:span text:style-name="T6"> </text:span><text:span text:style-name="T6">the</text:span><text:span text:style-name="T6"> </text:span><text:span text:style-name="T6">program</text:span></text:p>
            <text:p text:style-name="P13"/>
            <text:p text:style-name="P13"/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11"><text:span text:style-name="T6">String</text:span><text:span text:style-name="T6"> </text:span><text:span text:style-name="T6">value</text:span><text:span text:style-name="T6"> = </text:span><text:span text:style-name="T6">MyQuiz</text:span><text:span text:style-name="T6">4</text:span><text:span text:style-name="T6">Class</text:span><text:span text:style-name="T6">1.</text:span><text:span text:style-name="T6">question</text:span><text:span text:style-name="T6">4;</text:span></text:p>
                  <text:p text:style-name="P11"><text:span text:style-name="T6">System</text:span><text:span text:style-name="T6">.</text:span><text:span text:style-name="T6">out</text:span><text:span text:style-name="T6">.</text:span><text:span text:style-name="T6">println</text:span><text:span text:style-name="T6">(</text:span><text:span text:style-name="T6">value</text:span><text:span text:style-name="T6">)</text:span></text:p>
                </table:table-cell>
              </table:table-row>
            </table:table>
            <text:p text:style-name="P15"/>
            <text:p text:style-name="P12"><text:span text:style-name="T6">What</text:span><text:span text:style-name="T6"> </text:span><text:span text:style-name="T6">will</text:span><text:span text:style-name="T6"> </text:span><text:span text:style-name="T6">happen</text:span><text:span text:style-name="T6"> </text:span><text:span text:style-name="T6">when</text:span><text:span text:style-name="T6"> </text:span><text:span text:style-name="T6">the</text:span><text:span text:style-name="T6"> </text:span><text:span text:style-name="T6">student</text:span><text:span text:style-name="T6"> </text:span><text:span text:style-name="T6">tries</text:span><text:span text:style-name="T6"> </text:span><text:span text:style-name="T6">to</text:span><text:span text:style-name="T6"> </text:span><text:span text:style-name="T6">the</text:span><text:span text:style-name="T6"> </text:span><text:span text:style-name="T6">run</text:span><text:span text:style-name="T6"> </text:span><text:span text:style-name="T6">the</text:span><text:span text:style-name="T6"> </text:span><text:span text:style-name="T6">program</text:span></text:p>
            <text:p text:style-name="P13"/>
            <text:list xml:id="list970333068" text:style-name="LS1">
              <text:list-item>
                <text:p text:style-name="P23"><text:span text:style-name="T6">The</text:span><text:span text:style-name="T6"> </text:span><text:span text:style-name="T6">student</text:span><text:span text:style-name="T6"> </text:span><text:span text:style-name="T6">won</text:span><text:span text:style-name="T6">’</text:span><text:span text:style-name="T6">t</text:span><text:span text:style-name="T6"> </text:span><text:span text:style-name="T6">be</text:span><text:span text:style-name="T6"> </text:span><text:span text:style-name="T6">able</text:span><text:span text:style-name="T6"> </text:span><text:span text:style-name="T6">to</text:span><text:span text:style-name="T6"> </text:span><text:span text:style-name="T6">compile</text:span><text:span text:style-name="T6"> </text:span><text:span text:style-name="T6">or</text:span><text:span text:style-name="T6"> </text:span><text:span text:style-name="T6">the</text:span><text:span text:style-name="T6"> </text:span><text:span text:style-name="T6">run</text:span><text:span text:style-name="T6"> </text:span><text:span text:style-name="T6">the</text:span><text:span text:style-name="T6"> </text:span><text:span text:style-name="T6">program</text:span></text:p>
              </text:list-item>
              <text:list-item>
                <text:p text:style-name="P23"><text:span text:style-name="T6">The</text:span><text:span text:style-name="T6"> </text:span><text:span text:style-name="T6">student</text:span><text:span text:style-name="T6"> </text:span><text:span text:style-name="T6">will</text:span><text:span text:style-name="T6"> </text:span><text:span text:style-name="T6">be</text:span><text:span text:style-name="T6"> </text:span><text:span text:style-name="T6">able</text:span><text:span text:style-name="T6"> </text:span><text:span text:style-name="T6">to</text:span><text:span text:style-name="T6"> </text:span><text:span text:style-name="T6">compile</text:span><text:span text:style-name="T6"> </text:span><text:span text:style-name="T6">and</text:span><text:span text:style-name="T6"> </text:span><text:span text:style-name="T6">run</text:span><text:span text:style-name="T6"> </text:span><text:span text:style-name="T6">the</text:span><text:span text:style-name="T6"> </text:span><text:span text:style-name="T6">program</text:span><text:span text:style-name="T6">. </text:span><text:span text:style-name="T6">The</text:span><text:span text:style-name="T6"> </text:span><text:span text:style-name="T6">output</text:span><text:span text:style-name="T6"> </text:span><text:span text:style-name="T6">will</text:span><text:span text:style-name="T6"> </text:span><text:span text:style-name="T6">be</text:span><text:span text:style-name="T6"> </text:span><text:span text:style-name="T6">null</text:span><text:span text:style-name="T6">.</text:span></text:p>
              </text:list-item>
              <text:list-item>
                <text:p text:style-name="P23"><text:span text:style-name="T6">The</text:span><text:span text:style-name="T6"> </text:span><text:span text:style-name="T6">student</text:span><text:span text:style-name="T6"> </text:span><text:span text:style-name="T6">will</text:span><text:span text:style-name="T6"> </text:span><text:span text:style-name="T6">be</text:span><text:span text:style-name="T6"> </text:span><text:span text:style-name="T6">able</text:span><text:span text:style-name="T6"> </text:span><text:span text:style-name="T6">to</text:span><text:span text:style-name="T6"> </text:span><text:span text:style-name="T6">compile</text:span><text:span text:style-name="T6"> </text:span><text:span text:style-name="T6">and</text:span><text:span text:style-name="T6"> </text:span><text:span text:style-name="T6">run</text:span><text:span text:style-name="T6"> </text:span><text:span text:style-name="T6">the</text:span><text:span text:style-name="T6"> </text:span><text:span text:style-name="T6">program</text:span><text:span text:style-name="T6">. </text:span><text:span text:style-name="T6">The</text:span><text:span text:style-name="T6"> </text:span><text:span text:style-name="T6">output</text:span><text:span text:style-name="T6"> </text:span><text:span text:style-name="T6">will</text:span><text:span text:style-name="T6"> </text:span><text:span text:style-name="T6">be</text:span><text:span text:style-name="T6"> 0.</text:span></text:p>
              </text:list-item>
            </text:list>
            <text:p text:style-name="P13"/>
            <text:p text:style-name="P12"><text:span text:style-name="T6">Which</text:span><text:span text:style-name="T6"> </text:span><text:span text:style-name="T6">of</text:span><text:span text:style-name="T6"> </text:span><text:span text:style-name="T6">the</text:span><text:span text:style-name="T6"> </text:span><text:span text:style-name="T6">following</text:span><text:span text:style-name="T6"> </text:span><text:span text:style-name="T6">is</text:span><text:span text:style-name="T6"> </text:span><text:span text:style-name="T6">the</text:span><text:span text:style-name="T6"> </text:span><text:span text:style-name="T6">right</text:span><text:span text:style-name="T6"> </text:span><text:span text:style-name="T6">way</text:span><text:span text:style-name="T6"> </text:span><text:span text:style-name="T6">to</text:span><text:span text:style-name="T6"> </text:span><text:span text:style-name="T6">do</text:span><text:span text:style-name="T6"> </text:span><text:span text:style-name="T6">it</text:span><text:span text:style-name="T6">.</text:span></text:p>
            <text:p text:style-name="P13"/>
            <text:p text:style-name="P12"><text:span text:style-name="T6">Type</text:span><text:span text:style-name="T6"> </text:span><text:span text:style-name="T6">in</text:span><text:span text:style-name="T6"> </text:span><text:span text:style-name="T6">the</text:span><text:span text:style-name="T6"> </text:span><text:span text:style-name="T6">choice</text:span><text:span text:style-name="T6"> </text:span><text:span text:style-name="T6">below</text:span><text:span text:style-name="T6">.</text:span></text:p>
            <text:p text:style-name="P13"/>
            <text:p text:style-name="P12"><text:span text:style-name="T6">Type</text:span><text:span text:style-name="T6"> </text:span><text:span text:style-name="T6">in</text:span><text:span text:style-name="T6"> 1 </text:span><text:span text:style-name="T6">if</text:span><text:span text:style-name="T6"> </text:span><text:span text:style-name="T6">you</text:span><text:span text:style-name="T6"> </text:span><text:span text:style-name="T6">think</text:span><text:span text:style-name="T6"> 1 </text:span><text:span text:style-name="T6">is</text:span><text:span text:style-name="T6"> </text:span><text:span text:style-name="T6">the</text:span><text:span text:style-name="T6"> </text:span><text:span text:style-name="T6">correct</text:span><text:span text:style-name="T6"> </text:span><text:span text:style-name="T6">answer</text:span><text:span text:style-name="T6">.</text:span></text:p>
            <text:p text:style-name="P12"><text:soft-page-break/><text:span text:style-name="T6">Type</text:span><text:span text:style-name="T6"> </text:span><text:span text:style-name="T6">in</text:span><text:span text:style-name="T6"> 2 </text:span><text:span text:style-name="T6">if</text:span><text:span text:style-name="T6"> </text:span><text:span text:style-name="T6">you</text:span><text:span text:style-name="T6"> </text:span><text:span text:style-name="T6">think</text:span><text:span text:style-name="T6"> 2 </text:span><text:span text:style-name="T6">is</text:span><text:span text:style-name="T6"> </text:span><text:span text:style-name="T6">the</text:span><text:span text:style-name="T6"> </text:span><text:span text:style-name="T6">correct</text:span><text:span text:style-name="T6"> </text:span><text:span text:style-name="T6">answer</text:span><text:span text:style-name="T6">.</text:span></text:p>
            <text:p text:style-name="P12"><text:span text:style-name="T6">Type</text:span><text:span text:style-name="T6"> </text:span><text:span text:style-name="T6">in</text:span><text:span text:style-name="T6"> 3 </text:span><text:span text:style-name="T6">if</text:span><text:span text:style-name="T6"> </text:span><text:span text:style-name="T6">you</text:span><text:span text:style-name="T6"> </text:span><text:span text:style-name="T6">think</text:span><text:span text:style-name="T6"> 3 </text:span><text:span text:style-name="T6">is</text:span><text:span text:style-name="T6"> </text:span><text:span text:style-name="T6">the</text:span><text:span text:style-name="T6"> </text:span><text:span text:style-name="T6">correct</text:span><text:span text:style-name="T6"> </text:span><text:span text:style-name="T6">answer</text:span><text:span text:style-name="T6">.</text:span></text:p>
            <text:p text:style-name="P13"/>
            <text:p text:style-name="P12"><text:span text:style-name="T6">Indicate</text:span><text:span text:style-name="T6"> </text:span><text:span text:style-name="T6">your</text:span><text:span text:style-name="T6"> </text:span><text:span text:style-name="T6">answer</text:span><text:span text:style-name="T6"> </text:span><text:span text:style-name="T6">in</text:span><text:span text:style-name="T6"> </text:span><text:span text:style-name="T6">the</text:span><text:span text:style-name="T6"> </text:span><text:span text:style-name="T6">Answer</text:span><text:span text:style-name="T6"> </text:span><text:span text:style-name="T6">Box</text:span><text:span text:style-name="T6"> </text:span><text:span text:style-name="T6">below</text:span><text:span text:style-name="T6">.</text:span></text:p>
          </table:table-cell>
        </table:table-row>
        <table:table-row>
          <table:table-cell table:style-name="Table13.A1" office:value-type="string">
            <text:p text:style-name="P13">Answer</text:p>
          </table:table-cell>
        </table:table-row>
        <table:table-row>
          <table:table-cell table:style-name="Table13.A4" office:value-type="string">
            <text:p text:style-name="P15">1</text:p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"/>
      <text:p text:style-name="P8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665in" fo:margin-bottom="0.0835in" fo:line-height="100%" fo:break-before="auto" fo:break-after="auto" fo:keep-with-next="always" style:writing-mode="lr-tb"/>
      <style:text-properties style:font-name="Verdana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fo:line-height="100%" fo:break-before="auto" fo:break-after="auto" fo:keep-with-next="always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fo:line-height="100%" fo:break-before="auto" fo:break-after="auto" fo:keep-with-next="always" style:writing-mode="lr-tb"/>
      <style:text-properties fo:color="#808080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28pt" fo:font-weight="bold" style:font-name-asian="Verdana" style:font-size-asian="28pt" style:font-weight-asian="bold" style:font-name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</text:span><text:span text:style-name="MT1">Tinker</text:span><text:span text:style-name="MT1"> </text:span><text:span text:style-name="MT1">Academy</text:span><text:span text:style-name="MT1">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/>
    <meta:initial-creator/>
    <dc:creator>Tinker Academy</dc:creator>
    <meta:editing-cycles>2</meta:editing-cycles>
    <meta:document-statistic meta:table-count="14" meta:image-count="0" meta:object-count="0" meta:page-count="5" meta:paragraph-count="133" meta:word-count="625" meta:character-count="3275" meta:non-whitespace-character-count="2776"/>
    <dc:date>2014-11-04T22:11:59</dc:date>
    <meta:editing-duration>PT4M54S</meta:editing-duration>
  </office:meta>
</office:document-meta>
</file>